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069" officeooo:paragraph-rsid="00177069"/>
    </style:style>
    <style:style style:name="P2" style:family="paragraph" style:parent-style-name="Standard">
      <style:text-properties officeooo:rsid="0018dae9" officeooo:paragraph-rsid="00177069"/>
    </style:style>
    <style:style style:name="P3" style:family="paragraph" style:parent-style-name="Standard" style:list-style-name="L1">
      <style:text-properties officeooo:rsid="000d22c6" officeooo:paragraph-rsid="000d22c6"/>
    </style:style>
    <style:style style:name="P4" style:family="paragraph" style:parent-style-name="Standard" style:list-style-name="L1">
      <style:text-properties officeooo:rsid="000d22c6" officeooo:paragraph-rsid="0021fea9"/>
    </style:style>
    <style:style style:name="P5" style:family="paragraph" style:parent-style-name="Standard" style:list-style-name="L1">
      <style:text-properties officeooo:rsid="000d22c6" officeooo:paragraph-rsid="00150915"/>
    </style:style>
    <style:style style:name="P6" style:family="paragraph" style:parent-style-name="Standard" style:list-style-name="L1">
      <style:text-properties officeooo:rsid="000d22c6" officeooo:paragraph-rsid="002260fe"/>
    </style:style>
    <style:style style:name="P7" style:family="paragraph" style:parent-style-name="Standard" style:list-style-name="L3">
      <style:text-properties officeooo:rsid="000d22c6" officeooo:paragraph-rsid="0018dae9"/>
    </style:style>
    <style:style style:name="P8" style:family="paragraph" style:parent-style-name="Standard" style:list-style-name="L3">
      <style:text-properties officeooo:rsid="000d22c6" officeooo:paragraph-rsid="001e6b35"/>
    </style:style>
    <style:style style:name="P9" style:family="paragraph" style:parent-style-name="Standard" style:list-style-name="L1">
      <style:text-properties officeooo:rsid="00150915" officeooo:paragraph-rsid="0021fea9"/>
    </style:style>
    <style:style style:name="P10" style:family="paragraph" style:parent-style-name="Standard" style:list-style-name="L1">
      <style:text-properties officeooo:rsid="00150915" officeooo:paragraph-rsid="00150915"/>
    </style:style>
    <style:style style:name="P11" style:family="paragraph" style:parent-style-name="Standard" style:list-style-name="L3">
      <style:text-properties officeooo:rsid="00150915" officeooo:paragraph-rsid="001e5577"/>
    </style:style>
    <style:style style:name="P12" style:family="paragraph" style:parent-style-name="Standard" style:list-style-name="L3">
      <style:text-properties officeooo:rsid="00150915" officeooo:paragraph-rsid="0018dae9"/>
    </style:style>
    <style:style style:name="P13" style:family="paragraph" style:parent-style-name="Standard" style:list-style-name="L1">
      <style:text-properties officeooo:rsid="001e6b35" officeooo:paragraph-rsid="0021fea9"/>
    </style:style>
    <style:style style:name="P14" style:family="paragraph" style:parent-style-name="Standard" style:list-style-name="L3">
      <style:text-properties officeooo:rsid="001e6b35" officeooo:paragraph-rsid="001e6b35"/>
    </style:style>
    <style:style style:name="P15" style:family="paragraph" style:parent-style-name="Standard" style:list-style-name="L1">
      <style:text-properties officeooo:rsid="000f15de" officeooo:paragraph-rsid="00150915"/>
    </style:style>
    <style:style style:name="P16" style:family="paragraph" style:parent-style-name="Standard" style:list-style-name="L2">
      <style:text-properties officeooo:rsid="0010c923" officeooo:paragraph-rsid="00150915"/>
    </style:style>
    <style:style style:name="P17" style:family="paragraph" style:parent-style-name="Standard" style:list-style-name="L3">
      <style:text-properties officeooo:rsid="0010c923" officeooo:paragraph-rsid="001aae47"/>
    </style:style>
    <style:style style:name="P18" style:family="paragraph" style:parent-style-name="Standard" style:list-style-name="L4">
      <style:text-properties officeooo:rsid="0010c923" officeooo:paragraph-rsid="001aae47"/>
    </style:style>
    <style:style style:name="P19" style:family="paragraph" style:parent-style-name="Standard" style:list-style-name="L2">
      <style:text-properties officeooo:rsid="00123a3e" officeooo:paragraph-rsid="00150915"/>
    </style:style>
    <style:style style:name="P20" style:family="paragraph" style:parent-style-name="Standard" style:list-style-name="L3">
      <style:text-properties officeooo:rsid="00123a3e" officeooo:paragraph-rsid="001aae47"/>
    </style:style>
    <style:style style:name="P21" style:family="paragraph" style:parent-style-name="Standard" style:list-style-name="L2">
      <style:text-properties officeooo:rsid="0021fea9" officeooo:paragraph-rsid="0021fea9"/>
    </style:style>
    <style:style style:name="P22" style:family="paragraph" style:parent-style-name="Standard" style:list-style-name="L2">
      <style:text-properties officeooo:rsid="00208831" officeooo:paragraph-rsid="00208831"/>
    </style:style>
    <style:style style:name="P23" style:family="paragraph" style:parent-style-name="Standard" style:list-style-name="L2">
      <style:text-properties officeooo:rsid="001367ff" officeooo:paragraph-rsid="00150915"/>
    </style:style>
    <style:style style:name="P24" style:family="paragraph" style:parent-style-name="Standard" style:list-style-name="L5">
      <style:text-properties officeooo:rsid="001367ff" officeooo:paragraph-rsid="001e6b35"/>
    </style:style>
    <style:style style:name="P25" style:family="paragraph" style:parent-style-name="Standard" style:list-style-name="L2">
      <style:text-properties officeooo:rsid="0020cf1f" officeooo:paragraph-rsid="0020cf1f"/>
    </style:style>
    <style:style style:name="P26" style:family="paragraph" style:parent-style-name="Standard" style:list-style-name="L1">
      <style:text-properties officeooo:rsid="00177069" officeooo:paragraph-rsid="00177069"/>
    </style:style>
    <style:style style:name="P27" style:family="paragraph" style:parent-style-name="Standard" style:list-style-name="L3">
      <style:text-properties officeooo:rsid="00177069" officeooo:paragraph-rsid="0018dae9"/>
    </style:style>
    <style:style style:name="P28" style:family="paragraph" style:parent-style-name="Standard" style:list-style-name="L3">
      <style:text-properties officeooo:rsid="0018dae9" officeooo:paragraph-rsid="001aae47"/>
    </style:style>
    <style:style style:name="P29" style:family="paragraph" style:parent-style-name="Standard" style:list-style-name="L3">
      <style:text-properties officeooo:rsid="0018dae9" officeooo:paragraph-rsid="0018dae9"/>
    </style:style>
    <style:style style:name="P30" style:family="paragraph" style:parent-style-name="Standard" style:list-style-name="L3">
      <style:text-properties officeooo:rsid="001aae47" officeooo:paragraph-rsid="001aae47"/>
    </style:style>
    <style:style style:name="P31" style:family="paragraph" style:parent-style-name="Standard" style:list-style-name="L6">
      <style:text-properties officeooo:rsid="001aae47" officeooo:paragraph-rsid="001aae47"/>
    </style:style>
    <style:style style:name="P32" style:family="paragraph" style:parent-style-name="Standard" style:list-style-name="L3">
      <style:text-properties officeooo:rsid="00206a62" officeooo:paragraph-rsid="00206a62"/>
    </style:style>
    <style:style style:name="P33" style:family="paragraph" style:parent-style-name="Standard" style:list-style-name="L1">
      <style:text-properties officeooo:rsid="002260fe" officeooo:paragraph-rsid="002260fe"/>
    </style:style>
    <style:style style:name="P34" style:family="paragraph" style:parent-style-name="Standard" style:list-style-name="L3">
      <style:text-properties officeooo:rsid="002260fe" officeooo:paragraph-rsid="002260fe"/>
    </style:style>
    <style:style style:name="T1" style:family="text">
      <style:text-properties officeooo:rsid="000f15de"/>
    </style:style>
    <style:style style:name="T2" style:family="text">
      <style:text-properties officeooo:rsid="001367ff"/>
    </style:style>
    <style:style style:name="T3" style:family="text">
      <style:text-properties officeooo:rsid="00150915"/>
    </style:style>
    <style:style style:name="T4" style:family="text">
      <style:text-properties officeooo:rsid="001e6b35"/>
    </style:style>
    <style:style style:name="T5" style:family="text">
      <style:text-properties officeooo:rsid="00206a62"/>
    </style:style>
    <style:style style:name="T6" style:family="text">
      <style:text-properties officeooo:rsid="0020cf1f"/>
    </style:style>
    <style:style style:name="T7" style:family="text">
      <style:text-properties officeooo:rsid="002260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69908758317605006" text:style-name="L1">
        <text:list-item>
          <text:p text:style-name="P3">Abstract<text:line-break/></text:p>
        </text:list-item>
        <text:list-item>
          <text:p text:style-name="P6">Introduction</text:p>
        </text:list-item>
        <text:list-item>
          <text:p text:style-name="P6"><text:span text:style-name="T7">Related work </text:span><text:line-break/></text:p>
        </text:list-item>
        <text:list-item>
          <text:p text:style-name="P6">Background</text:p>
          <text:list>
            <text:list-item>
              <text:p text:style-name="P6">Social media</text:p>
            </text:list-item>
            <text:list-item>
              <text:p text:style-name="P6">Sentiment analysis</text:p>
            </text:list-item>
            <text:list-item>
              <text:p text:style-name="P6"><text:span text:style-name="T1">Text interpretation (Topic modeling)</text:span></text:p>
            </text:list-item>
          </text:list>
          <text:p text:style-name="P4"/>
        </text:list-item>
        <text:list-item>
          <text:p text:style-name="P9">Proposed <text:span text:style-name="T6">framework</text:span> </text:p>
          <text:list>
            <text:list-item>
              <text:p text:style-name="P13">Sentiment Analysis modules: Gathering Data → Preprocessing → Analysis</text:p>
            </text:list-item>
            <text:list-item>
              <text:p text:style-name="P4"><text:span text:style-name="T4">Pairing bugs modules: Gathering Data → Pairing</text:span><text:line-break/><text:line-break/></text:p>
            </text:list-item>
          </text:list>
        </text:list-item>
        <text:list-item>
          <text:p text:style-name="P3">State of the art <text:span text:style-name="T1">(Related work)</text:span></text:p>
          <text:list>
            <text:list-item>
              <text:p text:style-name="P5">Sentiment analysis</text:p>
            </text:list-item>
            <text:list-item>
              <text:p text:style-name="P15">Text interpretation <text:span text:style-name="T2">(Topic modeling)<text:line-break/></text:span></text:p>
            </text:list-item>
          </text:list>
        </text:list-item>
        <text:list-item>
          <text:p text:style-name="P33">Framework</text:p>
        </text:list-item>
      </text:list>
      <text:list xml:id="list3493556031807346929" text:style-name="L2">
        <text:list-item>
          <text:list>
            <text:list-item>
              <text:p text:style-name="P19">Defining projects of interest</text:p>
              <text:list>
                <text:list-item>
                  <text:p text:style-name="P19">Web frameworks</text:p>
                </text:list-item>
                <text:list-item>
                  <text:p text:style-name="P19">Cryptocurrencies</text:p>
                  <text:p text:style-name="P21"/>
                </text:list-item>
              </text:list>
            </text:list-item>
            <text:list-item>
              <text:p text:style-name="P16">Getting data</text:p>
              <text:list>
                <text:list-item>
                  <text:p text:style-name="P16">Git</text:p>
                </text:list-item>
                <text:list-item>
                  <text:p text:style-name="P16">Twitter</text:p>
                </text:list-item>
                <text:list-item>
                  <text:p text:style-name="P16">Stack Overflow</text:p>
                </text:list-item>
                <text:list-item>
                  <text:p text:style-name="P16">Reddit</text:p>
                  <text:p text:style-name="P16"/>
                </text:list-item>
              </text:list>
            </text:list-item>
            <text:list-item>
              <text:p text:style-name="P19">Sentiment analysis</text:p>
              <text:list>
                <text:list-item>
                  <text:p text:style-name="P22">Training datasets</text:p>
                </text:list-item>
                <text:list-item>
                  <text:p text:style-name="P22">Modules</text:p>
                  <text:list>
                    <text:list-item>
                      <text:p text:style-name="P23">Textblob</text:p>
                    </text:list-item>
                    <text:list-item>
                      <text:p text:style-name="P23">NLT</text:p>
                    </text:list-item>
                    <text:list-item>
                      <text:p text:style-name="P23">NLTK's Sci-kit learn toolkit</text:p>
                    </text:list-item>
                  </text:list>
                </text:list-item>
                <text:list-item>
                  <text:p text:style-name="P25">Confusion matrices</text:p>
                  <text:p text:style-name="P25"/>
                </text:list-item>
              </text:list>
            </text:list-item>
            <text:list-item>
              <text:p text:style-name="P23">Pairing items</text:p>
              <text:list>
                <text:list-item>
                  <text:p text:style-name="P23">NLTK</text:p>
                </text:list-item>
                <text:list-item>
                  <text:p text:style-name="P23">Gensim</text:p>
                </text:list-item>
                <text:list-item>
                  <text:p text:style-name="P23">Common nouns</text:p>
                  <text:p text:style-name="P23"/>
                </text:list-item>
              </text:list>
            </text:list-item>
          </text:list>
        </text:list-item>
      </text:list>
      <text:list xml:id="list151107220392850" text:continue-list="list2269908758317605006" text:style-name="L1">
        <text:list-item>
          <text:p text:style-name="P10">Results</text:p>
        </text:list-item>
        <text:list-item>
          <text:p text:style-name="P10">Conclusion</text:p>
        </text:list-item>
        <text:list-item>
          <text:p text:style-name="P26">Future work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/>
      <text:list xml:id="list1266205661529614245" text:style-name="L3">
        <text:list-item>
          <text:p text:style-name="P7">Abstract<text:line-break/></text:p>
        </text:list-item>
        <text:list-item>
          <text:p text:style-name="P7">Introduction<text:line-break/></text:p>
        </text:list-item>
        <text:list-item>
          <text:p text:style-name="P11">Proposed framework</text:p>
          <text:list>
            <text:list-item>
              <text:p text:style-name="P14">Sentiment Analysis modules: Gathering Data → Preprocessing → Analysis</text:p>
            </text:list-item>
            <text:list-item>
              <text:p text:style-name="P8"><text:span text:style-name="T4">Pairing bugs modules: Gathering Data → Pairing</text:span><text:line-break/></text:p>
            </text:list-item>
          </text:list>
        </text:list-item>
        <text:list-item>
          <text:p text:style-name="P28">Social media<text:line-break/></text:p>
        </text:list-item>
        <text:list-item>
          <text:p text:style-name="P30">OSS projects</text:p>
          <text:list>
            <text:list-item>
              <text:p text:style-name="P30">Web frameworks</text:p>
            </text:list-item>
            <text:list-item>
              <text:p text:style-name="P30">Cryptocurrencies<text:line-break/></text:p>
            </text:list-item>
          </text:list>
        </text:list-item>
        <text:list-item>
          <text:p text:style-name="P29">Sentiment analysis</text:p>
          <text:list>
            <text:list-item>
              <text:p text:style-name="P29">State of the art</text:p>
            </text:list-item>
            <text:list-item>
              <text:p text:style-name="P32">Datasets</text:p>
            </text:list-item>
            <text:list-item>
              <text:p text:style-name="P30">Implementation</text:p>
              <text:list>
                <text:list-item>
                  <text:p text:style-name="P17">Getting data</text:p>
                </text:list-item>
              </text:list>
            </text:list-item>
          </text:list>
        </text:list-item>
      </text:list>
      <text:list xml:id="list7710566313349503662" text:style-name="L4">
        <text:list-item>
          <text:list>
            <text:list-item>
              <text:list>
                <text:list-item>
                  <text:p text:style-name="P18">Git</text:p>
                </text:list-item>
                <text:list-item>
                  <text:p text:style-name="P18">Twitter</text:p>
                </text:list-item>
                <text:list-item>
                  <text:p text:style-name="P18">Stack Overflow</text:p>
                </text:list-item>
                <text:list-item>
                  <text:p text:style-name="P18">Reddit</text:p>
                </text:list-item>
              </text:list>
            </text:list-item>
          </text:list>
        </text:list-item>
      </text:list>
      <text:list xml:id="list151108217551971" text:continue-list="list1266205661529614245" text:style-name="L3">
        <text:list-item>
          <text:list>
            <text:list-item>
              <text:list>
                <text:list-item>
                  <text:p text:style-name="P20">Sentiment analysis</text:p>
                  <text:list>
                    <text:list-item>
                      <text:p text:style-name="P14">Preprocessing</text:p>
                    </text:list-item>
                    <text:list-item>
                      <text:p text:style-name="P14">Training</text:p>
                    </text:list-item>
                    <text:list-item>
                      <text:p text:style-name="P14">Libraries</text:p>
                    </text:list-item>
                  </text:list>
                </text:list-item>
              </text:list>
            </text:list-item>
          </text:list>
        </text:list-item>
      </text:list>
      <text:list xml:id="list1471054885568065980" text:style-name="L5">
        <text:list-item>
          <text:list>
            <text:list-item>
              <text:list>
                <text:list-item>
                  <text:p text:style-name="P24">Textblob</text:p>
                </text:list-item>
                <text:list-item>
                  <text:p text:style-name="P24">NLT</text:p>
                </text:list-item>
                <text:list-item>
                  <text:p text:style-name="P24">NLTK's Sci-kit learn toolkit</text:p>
                </text:list-item>
              </text:list>
            </text:list-item>
          </text:list>
        </text:list-item>
      </text:list>
      <text:list xml:id="list151107530105732" text:continue-list="list151108217551971" text:style-name="L3">
        <text:list-item>
          <text:list>
            <text:list-item>
              <text:list>
                <text:list-item>
                  <text:list>
                    <text:list-item>
                      <text:p text:style-name="P14">Confusion matrice<text:span text:style-name="T5">s / Performance<text:line-break/>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Pairing <text:span text:style-name="T5">bugs</text:span></text:p>
          <text:list>
            <text:list-item>
              <text:p text:style-name="P32">Approaches</text:p>
            </text:list-item>
          </text:list>
        </text:list-item>
      </text:list>
      <text:list xml:id="list3357263946206160698" text:style-name="L6">
        <text:list-item>
          <text:list>
            <text:list-item>
              <text:p text:style-name="P31">NLTK</text:p>
            </text:list-item>
            <text:list-item>
              <text:p text:style-name="P31">Gensim</text:p>
            </text:list-item>
            <text:list-item>
              <text:p text:style-name="P31">Common nouns<text:line-break/></text:p>
            </text:list-item>
          </text:list>
          <text:p text:style-name="P31"/>
        </text:list-item>
      </text:list>
      <text:list xml:id="list151108093618255" text:continue-list="list151107530105732" text:style-name="L3">
        <text:list-item>
          <text:p text:style-name="P12">Results</text:p>
        </text:list-item>
        <text:list-item>
          <text:p text:style-name="P34">Syntesis – discussion, what's common between </text:p>
        </text:list-item>
        <text:list-item>
          <text:p text:style-name="P12">Conclusion</text:p>
        </text:list-item>
        <text:list-item>
          <text:p text:style-name="P27">Future work</text:p>
        </text:list-item>
      </text:list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9:33:38.759478016</meta:creation-date>
    <meta:editing-duration>PT54M53S</meta:editing-duration>
    <meta:editing-cycles>12</meta:editing-cycles>
    <meta:generator>LibreOffice/4.2.8.2$Linux_X86_64 LibreOffice_project/420m0$Build-2</meta:generator>
    <dc:date>2018-04-24T15:11:06.661485678</dc:date>
    <meta:document-statistic meta:table-count="0" meta:image-count="0" meta:object-count="0" meta:page-count="3" meta:paragraph-count="76" meta:word-count="230" meta:character-count="1275" meta:non-whitespace-character-count="1175"/>
  </office:meta>
</office:document-meta>
</file>